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1F476ABF34E981E18B2.png" manifest:media-type="image/png"/>
  <manifest:file-entry manifest:full-path="Pictures/1000020100000556000001F4399D0B3AD843D939.png" manifest:media-type="image/png"/>
  <manifest:file-entry manifest:full-path="Pictures/1000020100000556000001F4C09FDB3D0EDB8CDF.png" manifest:media-type="image/png"/>
  <manifest:file-entry manifest:full-path="Pictures/1000020100000556000001F489330B13C86877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2.928cm, 2.506cm, 2.882cm, 2.879cm)" draw:image-opacity="100%" style:mirror="none"/>
    </style:style>
    <style:style style:name="gr2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3.053cm, 2.381cm, 2.882cm, 3.004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2.803cm, 2.631cm, 2.881cm, 2.754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3.005cm, 2.381cm, 2.679cm, 3.00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99cm" svg:height="4.022cm" svg:x="5.6cm" svg:y="1.7cm">
          <draw:image xlink:href="Pictures/1000020100000556000001F4399D0B3AD843D939.png" xlink:type="simple" xlink:show="embed" xlink:actuate="onLoad">
            <text:p/>
          </draw:image>
        </draw:frame>
        <draw:frame draw:style-name="gr2" draw:text-style-name="P1" draw:layer="layout" svg:width="19.599cm" svg:height="3.949cm" svg:x="5.601cm" svg:y="5.869cm">
          <draw:image xlink:href="Pictures/1000020100000556000001F489330B13C86877B7.png" xlink:type="simple" xlink:show="embed" xlink:actuate="onLoad">
            <text:p/>
          </draw:image>
        </draw:frame>
        <draw:frame draw:style-name="gr3" draw:text-style-name="P1" draw:layer="layout" svg:width="19.599cm" svg:height="4.095cm" svg:x="5.6cm" svg:y="14.205cm">
          <draw:image xlink:href="Pictures/1000020100000556000001F4C09FDB3D0EDB8CDF.png" xlink:type="simple" xlink:show="embed" xlink:actuate="onLoad">
            <text:p/>
          </draw:image>
        </draw:frame>
        <draw:frame draw:style-name="gr4" draw:text-style-name="P1" draw:layer="layout" svg:width="19.598cm" svg:height="4.094cm" svg:x="5.6cm" svg:y="9.964cm">
          <draw:image xlink:href="Pictures/1000020100000556000001F476ABF34E981E18B2.png" xlink:type="simple" xlink:show="embed" xlink:actuate="onLoad">
            <text:p/>
          </draw:image>
        </draw:frame>
        <draw:frame draw:style-name="gr5" draw:text-style-name="P2" draw:layer="layout" svg:width="6.9cm" svg:height="0.962cm" svg:x="1.3cm" svg:y="19cm">
          <draw:text-box>
            <text:p>Filtro_gauss(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3:18:32.443805529</meta:creation-date>
    <dc:date>2020-05-12T23:27:57.182970910</dc:date>
    <meta:editing-duration>PT9M24S</meta:editing-duration>
    <meta:editing-cycles>1</meta:editing-cycles>
    <meta:document-statistic meta:object-count="5"/>
    <meta:generator>LibreOffice/6.0.7.3$Linux_X86_64 LibreOffice_project/00m0$Build-3</meta:generator>
  </office:meta>
</office:document-meta>
</file>